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1.D1" style:family="table-cell">
      <style:table-cell-properties fo:padding="0.097cm" fo:border="0.5pt solid #000000" style:writing-mode="page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f6ccd" officeooo:paragraph-rsid="001f6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4"/>
        <table:table-row table:style-name="TableLine2535888247632">
          <table:table-cell table:style-name="Tabela1.A1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1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1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1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  <table:table-row table:style-name="TableLine2535888247632"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A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  <table:table-cell table:style-name="Tabela1.D2" office:value-type="string">
            <text:p text:style-name="P1">MultiMachineBuilder</text:p>
            <text:p text:style-name="P1">github.com</text:p>
            <text:p text:style-name="P1">/MultiMachineBuilder</text:p>
            <text:p text:style-name="P1">/MultiMachineBuild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7T16:49:40.975000000</meta:creation-date>
    <dc:date>2021-05-17T16:52:59.268000000</dc:date>
    <meta:editing-duration>PT3M26S</meta:editing-duration>
    <meta:editing-cycles>1</meta:editing-cycles>
    <meta:document-statistic meta:table-count="1" meta:image-count="0" meta:object-count="0" meta:page-count="1" meta:paragraph-count="176" meta:word-count="176" meta:character-count="3036" meta:non-whitespace-character-count="3036"/>
    <meta:generator>LibreOffice/7.1.1.2$Windows_X86_64 LibreOffice_project/fe0b08f4af1bacafe4c7ecc87ce55bb426164676</meta:generator>
  </office:meta>
</office:document-meta>
</file>